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stroke="solid" svg:stroke-color="#000000" draw:fill="none" draw:fill-color="#ffffff" fo:min-height="1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4" style:family="graphic" style:parent-style-name="standard">
      <style:graphic-properties draw:stroke="none" svg:stroke-color="#000000" draw:fill="none" draw:fill-color="#ffffff" fo:min-height="2.925cm"/>
    </style:style>
    <style:style style:name="gr35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40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9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0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1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2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3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3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3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6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6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6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6" draw:text-style-name="P20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0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21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0" draw:text-style-name="P21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0" draw:text-style-name="P21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0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0" draw:text-style-name="P21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0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0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0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0" draw:text-style-name="P21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0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0" draw:text-style-name="P21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0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0:27.014184701</dc:date>
    <meta:editing-duration>P1DT36M33S</meta:editing-duration>
    <meta:editing-cycles>90</meta:editing-cycles>
    <meta:generator>LibreOffice/6.0.6.2$Linux_X86_64 LibreOffice_project/00m0$Build-2</meta:generator>
    <meta:document-statistic meta:object-count="184"/>
  </office:meta>
</office:document-meta>
</file>